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office:automatic-styles>
  <office:body>
    <office:text text:use-soft-page-breaks="true">
      <text:p text:style-name="P1">Kennisplatform APIs</text:p>
      <text:p text:style-name="Ondertitel">Werkgroep Communicatie &amp; Beleid</text:p>
      <text:p text:style-name="Standard">Bijeenkomst<text:s/>1 april 2019</text:p>
      <text:h text:style-name="Kop1" text:outline-level="1">Aanwezig</text:h>
      <text:p text:style-name="Standard">Pieter Hering, Logius</text:p>
      <text:p text:style-name="Standard">Jan de Blaaij, Centric</text:p>
      <text:p text:style-name="Standard">Marian Kohsiek, gemeente Utrecht</text:p>
      <text:p text:style-name="Standard">Paul Zeef, ministerie van Binnenlandse Zaken en Koninkrijksrelaties</text:p>
      <text:p text:style-name="Standard">Han Zuidweg, Forum Standaardisatie</text:p>
      <text:h text:style-name="Kop1" text:outline-level="1">Hoofdstuk 2 van de API Strategie</text:h>
      <text:p text:style-name="Standard">De<text:s/>huidige API strategie, en zeker hoofdstuk 2,<text:s/>richt zich nog teveel op de techniek<text:s/>(Pieter). De essentie is het oplossen van een probleem, namelijk het beschikbaar stellen van data bij de bron en het faciliteren van nieuwe verwerkingsprocessen, bijvoorbeeld event-gedreven processen.</text:p>
      <text:p text:style-name="Standard">Afnemers zijn heel belangrijk bij het succes van de API strategie. Nu nog gaan bijvoorbeeld gemeenten heel verschillend om met APIs. Voor leveranciers is dit verwarrend.<text:s/>We moeten ervoor zorgen dat aanbieders en afnemers van elkaar weten wat ze gebruiken.</text:p>
      <text:p text:style-name="Standard">Communicatie moet dynamisch zijn. We moeten er niet naar streven om een ‘stabiel’ hoofdstuk over Communicatie en Beleid te publiceren. Het moet meer een levend document zijn dat zich aanpast aan de vraag, het beleid, het gegevenslandschap. Dit geldt misschien ook wel voor het hoofdstuk over Gebruikerswensen.</text:p>
      <text:p text:style-name="Standard">Logius heeft Cap Gemini opdracht gegeven om een onderzoek te doen naar APIs. Het rapport dat Cap Gemini opleverde is heel leesbaar. Delen hiervan kunnen herbruikbaar zijn voor het hoofdstuk Communicatie en Beleid.</text:p>
      <text:p text:style-name="Standard">We moeten<text:s/>in de API Strategie<text:s/>meer inspelen op actuele vragen, bijvoorbeeld “moet ik nog in X blijven investeren als Y eraan komt?” (hierbij kan bijvoorbeeld X=SAML en Y=OIDC zijn, of X=SOAP en Y=REST)</text:p>
      <text:p text:style-name="Standard">Het zou een goed idee kunnen zijn om jaarlijks een schouw te doen over het landschap en de API strategie daaraan aan te passen.<text:s/>Daarbij kunnen we<text:s/>vragen inventariseren vanuit verschillende perspectieven: afnemers, leveranciers, bestuurders,…</text:p>
      <text:h text:style-name="Kop1" text:outline-level="1">Beheer van de API Strategie</text:h>
      <text:p text:style-name="Standard">De huidige<text:s/>versie van de API strategie heeft verschillende hoofdstukken met verschillende doelgroepen en doelen. Deze delen gaan zich<text:s/>waarschijnlijk onafhankelijk van elkaar ontwikkelen. Misschien moeten we de verschillende onderdelen onafhankelijk publiceren en beheren.</text:p>
      <text:p text:style-name="Standard">De meer normatieve technische richtlijnen in hoofdstuk 4 zouden in aanmerking kunnen komen om aangemeld te worden als verplichte ‘pas toe of leg uit’ standaard. Er staan echter ook richtlijnen in hoofdstuk 4 die hier minder geschikt voor zijn omdat ze meer ‘best practices zijn’. Misschien moet dus ook hoofdstuk 4 worden gesplitst in een normatief deel dat verplicht zou kunnen worden en een ‘best practices’ deel.</text:p>
      <text:p text:style-name="Standard">Het beheer van de API strategie zou zich vooral moeten richten op het normatieve deel. De niet-normatieve delen zouden veel meer in de form van een wiki kunnen worden beheerd.<text:s/>We zouden een Wiki-formule kunnen gebruiken zoals de NORA dat doet. Het aantal raadplegingen op de NORA wiki groeit nog sterk.</text:p>
      <text:p text:style-name="Standard">Een doel zou kunnen zijn om de API strategie door het OBDO te laten erkennen.</text:p>
      <text:soft-page-break/>
      <text:h text:style-name="Kop1" text:outline-level="1">Volgende bijeenkomsten</text:h>
      <text:p text:style-name="Standard">In de tweede helft van juni zal een volgende bijeenkomst worden gepland in Utrecht. Gemeente Utrecht kan waarschijnlijk voor een vergaderlocatie zorgen.</text:p>
      <text:p text:style-name="Standard">Suggestie is om rond oktober een nieuw API event te organiseren. De werkgroep Communicatie &amp; Beleid hierbij actief helpen met ondersteuning van ICTU.</text:p>
      <text:h text:style-name="Kop1" text:outline-level="1">Actie</text:h>
      <text:list text:style-name="LFO2" text:continue-numbering="true">
        <text:list-item>
          <text:p text:style-name="P2">Maak een duidelijk overzicht van het commentaar op hoofdstuk 2 [Han]</text:p>
        </text:list-item>
        <text:list-item>
          <text:p text:style-name="P3">Stuur het Cap Gemini<text:s/>rapport naar de werkgroepleden [Han]</text:p>
        </text:list-item>
        <text:list-item>
          <text:p text:style-name="P4">Datumprikker sturen voor<text:s/>de volgende bijeenkomst in juni [H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0.5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style:text-properties style:font-name-asian="Times New Roman" style:font-name-complex="Mangal" fo:font-size="14pt" style:font-size-asian="14pt" style:font-size-complex="14.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margin-top="0.0833in"/>
      <style:text-properties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Lijst" style:display-name="Lijst" style:family="paragraph" style:parent-style-name="Textbody">
      <style:text-properties style:font-name-asian="Verdana" fo:font-size="12pt" style:font-size-asian="12pt" fo:hyphenate="false"/>
    </style:style>
    <style:style style:name="Bijschrift" style:display-name="Bijschrift" style:family="paragraph" style:parent-style-name="Standard">
      <style:paragraph-properties text:number-lines="false" fo:margin-bottom="0.0833in"/>
      <style:text-properties style:font-name-asian="Verdan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asian="Verdana" fo:font-size="12pt" style:font-size-asian="12pt" fo:hyphenate="false"/>
    </style:style>
    <style:style style:name="BulletSymbols" style:display-name="Bullet Symbols" style:family="text">
      <style:text-properties style:font-name="OpenSymbol" style:font-name-asian="OpenSymbol" style:font-name-complex="OpenSymbol"/>
    </style:style>
    <style:style style:name="Titel" style:display-name="Titel" style:family="paragraph" style:parent-style-name="Standaard" style:next-style-name="Standaard">
      <style:text-properties style:font-name-asian="Times New Roman" style:font-name-complex="Mangal" fo:letter-spacing="-0.0069in" style:letter-kerning="true" fo:font-size="26pt" style:font-size-asian="26pt" style:font-size-complex="25pt" fo:hyphenate="false"/>
    </style:style>
    <style:style style:name="TitelChar" style:display-name="Titel Char" style:family="text" style:parent-style-name="Standaardalinea-lettertype">
      <style:text-properties style:font-name-asian="Times New Roman" style:font-name-complex="Mangal" fo:letter-spacing="-0.0069in" style:letter-kerning="true" fo:font-size="26pt" style:font-size-asian="26pt" style:font-size-complex="25pt"/>
    </style:style>
    <style:style style:name="Ondertitel" style:display-name="Ondertitel" style:family="paragraph" style:parent-style-name="Standaard" style:next-style-name="Standaard">
      <style:paragraph-properties fo:margin-bottom="0.1111in"/>
      <style:text-properties style:font-name-asian="Times New Roman" style:font-name-complex="Mangal" fo:color="#5A5A5A" fo:letter-spacing="0.0104in" fo:font-size="14pt" style:font-size-asian="14pt" style:font-size-complex="10pt" fo:hyphenate="false"/>
    </style:style>
    <style:style style:name="OndertitelChar" style:display-name="Ondertitel Char" style:family="text" style:parent-style-name="Standaardalinea-lettertype">
      <style:text-properties style:font-name-asian="Times New Roman" style:font-name-complex="Mangal" fo:color="#5A5A5A" fo:letter-spacing="0.0104in" fo:font-size="14pt" style:font-size-asian="14pt" style:font-size-complex="10pt"/>
    </style:style>
    <style:style style:name="Kop1Char" style:display-name="Kop 1 Char" style:family="text" style:parent-style-name="Standaardalinea-lettertype">
      <style:text-properties style:font-name-asian="Times New Roman" style:font-name-complex="Mangal" fo:font-size="14pt" style:font-size-asian="14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Zuidweg, J. (Han) - Forum Standaardisatie</dc:creator>
    <meta:creation-date>2019-04-04T09:34:00Z</meta:creation-date>
    <dc:date>2019-07-11T14:11:00Z</dc:date>
    <meta:template xlink:href="Normal" xlink:type="simple"/>
    <meta:editing-cycles>19</meta:editing-cycles>
    <meta:editing-duration>PT0S</meta:editing-duration>
    <meta:document-statistic meta:page-count="2" meta:paragraph-count="6" meta:word-count="527" meta:character-count="3423" meta:row-count="24" meta:non-whitespace-character-count="2902"/>
  </office:meta>
</office:document-meta>
</file>